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Verdana" svg:font-family="Verdana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3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3pt" style:font-size-asian="13pt" style:font-size-complex="13pt"/>
    </style:style>
    <style:style style:name="P4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  <style:text-properties fo:font-size="13pt" style:font-size-asian="13pt" style:font-size-complex="13pt"/>
    </style:style>
    <style:style style:name="P5" style:family="paragraph" style:parent-style-name="Heading">
      <style:paragraph-properties fo:margin-left="0in" fo:margin-right="0in" fo:text-align="center" style:justify-single-word="false" fo:text-indent="0in" style:auto-text-indent="false"/>
      <style:text-properties fo:font-size="13pt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fo:font-size="13pt" style:font-size-asian="13pt" style:font-size-complex="13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PETER MAYNARD</text:p>
        <text:p text:style-name="P5">1 PENUAL COTTAGE, CILGERRAN SA43 2RU</text:p>
        <text:p text:style-name="Heading"><text:span text:style-name="T1">PHONE 07792 504 654 ▪ E-MAIL </text:span><text:a xlink:type="simple" xlink:href="mailto:pem9@aber.ac.uk"><text:span text:style-name="T1">pem9@aber.ac.uk</text:span></text:a><text:span text:style-name="T1"> ▪ </text:span><text:a xlink:type="simple" xlink:href="http://petermaynard.co.uk/"><text:span text:style-name="T1">petermaynard.co.uk</text:span></text:a></text:p>
        <text:p text:style-name="Text_20_body"/>
        <text:p text:style-name="P3">EDUCATION</text:p>
        <text:p text:style-name="Standard">2009 – 2013 Aberystwyth University, BSC Computer Science</text:p>
        <text:list xml:id="list774229099" text:style-name="L1">
          <text:list-item>
            <text:p text:style-name="P7">Unix Administration and Computer Networking</text:p>
            <text:list>
              <text:list-item>
                <text:p text:style-name="P7">Configure commonly used system and network services</text:p>
              </text:list-item>
              <text:list-item>
                <text:p text:style-name="P7">Managing Unix and Windows Systems</text:p>
                <text:p text:style-name="P7"/>
              </text:list-item>
            </text:list>
          </text:list-item>
          <text:list-item>
            <text:p text:style-name="P7">Modeling president data</text:p>
            <text:list>
              <text:list-item>
                <text:p text:style-name="P7">UML Modeling, MySQL, PostgressSQL and SQL</text:p>
              </text:list-item>
              <text:list-item>
                <text:p text:style-name="P7">Relational and Object Oriented Databases</text:p>
                <text:p text:style-name="P7"/>
              </text:list-item>
            </text:list>
          </text:list-item>
          <text:list-item>
            <text:p text:style-name="P7">C, C++, Java, Perl, Python and PHP</text:p>
            <text:list>
              <text:list-item>
                <text:p text:style-name="P7">I have working knowledge of these languages and have written applications that have used some advanced features of these languages.</text:p>
                <text:p text:style-name="P7"/>
              </text:list-item>
            </text:list>
          </text:list-item>
          <text:list-item>
            <text:p text:style-name="P7">Program design, data structures and algorithms</text:p>
            <text:list>
              <text:list-item>
                <text:p text:style-name="P7">Sorting, Programming algorithms. <text:s/>Data structures.</text:p>
              </text:list-item>
              <text:list-item>
                <text:p text:style-name="P7">Efficient coding patterns</text:p>
              </text:list-item>
            </text:list>
          </text:list-item>
        </text:list>
        <text:p text:style-name="Standard"/>
        <text:list xml:id="list52727590" text:continue-numbering="true" text:style-name="L1">
          <text:list-item>
            <text:p text:style-name="P7">Software development life cycle</text:p>
            <text:list>
              <text:list-item>
                <text:p text:style-name="P7">Developing software in a team, identifying appropriate practices for the specification </text:p>
              </text:list-item>
            </text:list>
          </text:list-item>
        </text:list>
        <text:p text:style-name="Standard"/>
        <text:p text:style-name="Standard">2010 – IBM Mainframe Challenge</text:p>
        <text:list xml:id="list1148299940" text:style-name="L2">
          <text:list-item>
            <text:p text:style-name="P8">Basic z/OS operation, Creating data sets, Simple REXX code, </text:p>
          </text:list-item>
          <text:list-item>
            <text:p text:style-name="P8">CICS Transaction and Batch Processing. </text:p>
          </text:list-item>
        </text:list>
        <text:p text:style-name="Standard"/>
        <text:p text:style-name="Standard">2007 - 2009 Pembrokeshire College, HND Computing</text:p>
        <text:list xml:id="list1209726983" text:style-name="L3">
          <text:list-item>
            <text:p text:style-name="P9">Computer System and Networking Fundamental<text:bookmark text:name="firstHeading"/>s</text:p>
            <text:list>
              <text:list-item>
                <text:p text:style-name="P9">Network topology, Subnetworks and IP addressing</text:p>
              </text:list-item>
            </text:list>
          </text:list-item>
          <text:list-item>
            <text:p text:style-name="P9">Information System Analysis and Design</text:p>
          </text:list-item>
        </text:list>
        <text:p text:style-name="Standard"/>
        <text:p text:style-name="Standard">2005 – 2007 Cardigan Secondary School, CCNA and A Levels</text:p>
        <text:list xml:id="list524397145" text:style-name="L4">
          <text:list-item>
            <text:p text:style-name="P10">Cisco Certified Network Associate (CCNA)</text:p>
            <text:list>
              <text:list-item>
                <text:p text:style-name="P10">Configuring CISCO Routers and Switches</text:p>
              </text:list-item>
              <text:list-item>
                <text:p text:style-name="P10">Access Control Lists, Routing Protocols and TCP/IP</text:p>
                <text:p text:style-name="P10"/>
              </text:list-item>
            </text:list>
          </text:list-item>
          <text:list-item>
            <text:p text:style-name="P10">Applied ICT and Business A Levels, Also Key Skills working with others</text:p>
          </text:list-item>
        </text:list>
        <text:p text:style-name="Standard"/>
        <text:p text:style-name="P3"/>
        <text:p text:style-name="P4">WORK EXPERIENCE</text:p>
        <text:p text:style-name="Text_20_body">2006 – 2011 Freelance Web Design</text:p>
        <text:list xml:id="list968440970" text:continue-numbering="true" text:style-name="L4">
          <text:list-item>
            <text:p text:style-name="P10">Create web sites for local companies, mainly using Wordpress.</text:p>
          </text:list-item>
          <text:list-item>
            <text:p text:style-name="P10">Experience in HTML, CSS, PHP/MySQL, JavaScript, GIMP/Photoshop</text:p>
            <text:list>
              <text:list-item>
                <text:p text:style-name="P10">For example of web design see <text:a xlink:type="simple" xlink:href="http://www.petermaynard.co.uk/">www.petermaynard.co.uk</text:a></text:p>
              </text:list-item>
            </text:list>
          </text:list-item>
        </text:list>
        <text:p text:style-name="Standard"/>
        <text:p text:style-name="Standard">2004 – 2009 The Old Post House. Local convenience store</text:p>
        <text:list xml:id="list1061424676" text:style-name="L5">
          <text:list-item>
            <text:p text:style-name="P11">Communication with customers, orders and assistance </text:p>
          </text:list-item>
          <text:list-item>
            <text:p text:style-name="P11">Manage Lottery terminal, general stock control</text:p>
          </text:list-item>
        </text:list>
        <text:p text:style-name="Standard"/>
        <text:p text:style-name="Standard">2005 - College IT Department, Work Experience </text:p>
        <text:list xml:id="list1424172955" text:style-name="L6">
          <text:list-item>
            <text:p text:style-name="P12">End user support, Hardware and Software Configuration</text:p>
          </text:list-item>
        </text:list>
        <text:p text:style-name="P6"/>
        <text:p text:style-name="P2">ADDITIONAL INFORMATION</text:p>
        <text:p text:style-name="Standard">In my spare time I work as a freelance web developer, where I manage projects that are based on wordpress and my own code. <text:s/>I also enjoy administering my Virtual Private Server which is running Debian Lenny. It hosts my clients websites along with my own. <text:s/>It is currently running Apache, MySQL and PHP, along with other services, of which I have configured.</text:p>
        <text:p text:style-name="P1"/>
        <text:p text:style-name="Text_20_body">I enjoy learning new concepts, and I spend most of my time researching to advance my knowledge of computer systems and networks. <text:s/>My main areas of interest are, computer and network security, along with server administration.</text:p>
        <text:p text:style-name="Text_20_body"/>
        <text:p text:style-name="Text_20_body">I have spent 4 years studying Shotokan Karate and have achieved a grade of 2nd Kyu. <text:s/>I enjoy meeting new people to do new and exciting things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1" svg:font-family="'Times New Roman'"/>
    <style:font-face style:name="Verdana" svg:font-family="Verdana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Normal" style:family="paragraph">
      <style:paragraph-properties fo:line-height="100%" fo:text-align="start" style:justify-single-word="false" fo:orphans="0" fo:widows="0" fo:background-color="transparent" style:writing-mode="lr-tb">
        <style:background-image/>
      </style:paragraph-properties>
      <style:text-properties fo:font-variant="normal" fo:text-transform="none" style:font-name="Times New Roman1" fo:font-size="12pt" fo:language="en" fo:country="GB" fo:font-weight="normal" fo:background-color="transparent"/>
    </style:style>
    <style:style style:name="Heading" style:family="paragraph" style:parent-style-name="Standard" style:next-style-name="Text_20_body" style:class="text">
      <style:paragraph-properties fo:margin-left="0.0398in" fo:margin-right="0in" fo:margin-top="0.0075in" fo:margin-bottom="0.0827in" fo:text-align="center" style:justify-single-word="false" fo:text-indent="0in" style:auto-text-indent="false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style:font-name="Verdana" fo:font-size="13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_5f_CharLFO1LVL1_5f_text" style:display-name="WW_CharLFO1LVL1_text" style:family="text">
      <style:text-properties style:font-name="OpenSymbol"/>
    </style:style>
    <style:style style:name="Reference" style:family="text">
      <style:text-properties fo:font-size="10pt"/>
    </style:style>
    <style:style style:name="WW_5f_CharLFO1LVL2_5f_text" style:display-name="WW_CharLFO1LVL2_text" style:family="text">
      <style:text-properties style:font-name="OpenSymbol"/>
    </style:style>
    <style:style style:name="WW_5f_CharLFO8LVL7_5f_text" style:display-name="WW_CharLFO8LVL7_text" style:family="text">
      <style:text-properties style:font-name="OpenSymbol"/>
    </style:style>
    <style:style style:name="WW_5f_CharLFO1LVL3_5f_text" style:display-name="WW_CharLFO1LVL3_text" style:family="text">
      <style:text-properties style:font-name="OpenSymbol"/>
    </style:style>
    <style:style style:name="WW_5f_CharLFO2LVL1_5f_text" style:display-name="WW_CharLFO2LVL1_text" style:family="text">
      <style:text-properties style:font-name="OpenSymbol"/>
    </style:style>
    <style:style style:name="WW_5f_CharLFO1LVL4_5f_text" style:display-name="WW_CharLFO1LVL4_text" style:family="text">
      <style:text-properties style:font-name="OpenSymbol"/>
    </style:style>
    <style:style style:name="WW_5f_CharLFO2LVL2_5f_text" style:display-name="WW_CharLFO2LVL2_text" style:family="text">
      <style:text-properties style:font-name="OpenSymbol"/>
    </style:style>
    <style:style style:name="WW_5f_CharLFO1LVL5_5f_text" style:display-name="WW_CharLFO1LVL5_text" style:family="text">
      <style:text-properties style:font-name="OpenSymbol"/>
    </style:style>
    <style:style style:name="WW_5f_CharLFO2LVL3_5f_text" style:display-name="WW_CharLFO2LVL3_text" style:family="text">
      <style:text-properties style:font-name="OpenSymbol"/>
    </style:style>
    <style:style style:name="WW_5f_CharLFO3LVL1_5f_text" style:display-name="WW_CharLFO3LVL1_text" style:family="text">
      <style:text-properties style:font-name="OpenSymbol"/>
    </style:style>
    <style:style style:name="WW_5f_CharLFO1LVL6_5f_text" style:display-name="WW_CharLFO1LVL6_text" style:family="text">
      <style:text-properties style:font-name="OpenSymbol"/>
    </style:style>
    <style:style style:name="WW_5f_CharLFO2LVL4_5f_text" style:display-name="WW_CharLFO2LVL4_text" style:family="text">
      <style:text-properties style:font-name="OpenSymbol"/>
    </style:style>
    <style:style style:name="WW_5f_CharLFO3LVL2_5f_text" style:display-name="WW_CharLFO3LVL2_text" style:family="text">
      <style:text-properties style:font-name="OpenSymbol"/>
    </style:style>
    <style:style style:name="WW_5f_CharLFO1LVL7_5f_text" style:display-name="WW_CharLFO1LVL7_text" style:family="text">
      <style:text-properties style:font-name="OpenSymbol"/>
    </style:style>
    <style:style style:name="WW_5f_CharLFO2LVL5_5f_text" style:display-name="WW_CharLFO2LVL5_text" style:family="text">
      <style:text-properties style:font-name="OpenSymbol"/>
    </style:style>
    <style:style style:name="WW_5f_CharLFO3LVL3_5f_text" style:display-name="WW_CharLFO3LVL3_text" style:family="text">
      <style:text-properties style:font-name="OpenSymbol"/>
    </style:style>
    <style:style style:name="WW_5f_CharLFO4LVL1_5f_text" style:display-name="WW_CharLFO4LVL1_text" style:family="text">
      <style:text-properties style:font-name="OpenSymbol"/>
    </style:style>
    <style:style style:name="WW_5f_CharLFO1LVL8_5f_text" style:display-name="WW_CharLFO1LVL8_text" style:family="text">
      <style:text-properties style:font-name="OpenSymbol"/>
    </style:style>
    <style:style style:name="WW_5f_CharLFO2LVL6_5f_text" style:display-name="WW_CharLFO2LVL6_text" style:family="text">
      <style:text-properties style:font-name="OpenSymbol"/>
    </style:style>
    <style:style style:name="WW_5f_CharLFO3LVL4_5f_text" style:display-name="WW_CharLFO3LVL4_text" style:family="text">
      <style:text-properties style:font-name="OpenSymbol"/>
    </style:style>
    <style:style style:name="WW_5f_CharLFO4LVL2_5f_text" style:display-name="WW_CharLFO4LVL2_text" style:family="text">
      <style:text-properties style:font-name="OpenSymbol"/>
    </style:style>
    <style:style style:name="WW_5f_CharLFO1LVL9_5f_text" style:display-name="WW_CharLFO1LVL9_text" style:family="text">
      <style:text-properties style:font-name="OpenSymbol"/>
    </style:style>
    <style:style style:name="WW_5f_CharLFO2LVL7_5f_text" style:display-name="WW_CharLFO2LVL7_text" style:family="text">
      <style:text-properties style:font-name="OpenSymbol"/>
    </style:style>
    <style:style style:name="WW_5f_CharLFO3LVL5_5f_text" style:display-name="WW_CharLFO3LVL5_text" style:family="text">
      <style:text-properties style:font-name="OpenSymbol"/>
    </style:style>
    <style:style style:name="WW_5f_CharLFO4LVL3_5f_text" style:display-name="WW_CharLFO4LVL3_text" style:family="text">
      <style:text-properties style:font-name="OpenSymbol"/>
    </style:style>
    <style:style style:name="WW_5f_CharLFO5LVL1_5f_text" style:display-name="WW_CharLFO5LVL1_text" style:family="text">
      <style:text-properties style:font-name="OpenSymbol"/>
    </style:style>
    <style:style style:name="WW_5f_CharLFO2LVL8_5f_text" style:display-name="WW_CharLFO2LVL8_text" style:family="text">
      <style:text-properties style:font-name="OpenSymbol"/>
    </style:style>
    <style:style style:name="WW_5f_CharLFO3LVL6_5f_text" style:display-name="WW_CharLFO3LVL6_text" style:family="text">
      <style:text-properties style:font-name="OpenSymbol"/>
    </style:style>
    <style:style style:name="WW_5f_CharLFO4LVL4_5f_text" style:display-name="WW_CharLFO4LVL4_text" style:family="text">
      <style:text-properties style:font-name="OpenSymbol"/>
    </style:style>
    <style:style style:name="WW_5f_CharLFO5LVL2_5f_text" style:display-name="WW_CharLFO5LVL2_text" style:family="text">
      <style:text-properties style:font-name="OpenSymbol"/>
    </style:style>
    <style:style style:name="WW_5f_CharLFO2LVL9_5f_text" style:display-name="WW_CharLFO2LVL9_text" style:family="text">
      <style:text-properties style:font-name="OpenSymbol"/>
    </style:style>
    <style:style style:name="WW_5f_CharLFO3LVL7_5f_text" style:display-name="WW_CharLFO3LVL7_text" style:family="text">
      <style:text-properties style:font-name="OpenSymbol"/>
    </style:style>
    <style:style style:name="WW_5f_CharLFO4LVL5_5f_text" style:display-name="WW_CharLFO4LVL5_text" style:family="text">
      <style:text-properties style:font-name="OpenSymbol"/>
    </style:style>
    <style:style style:name="WW_5f_CharLFO5LVL3_5f_text" style:display-name="WW_CharLFO5LVL3_text" style:family="text">
      <style:text-properties style:font-name="OpenSymbol"/>
    </style:style>
    <style:style style:name="WW_5f_CharLFO6LVL1_5f_text" style:display-name="WW_CharLFO6LVL1_text" style:family="text">
      <style:text-properties style:font-name="OpenSymbol"/>
    </style:style>
    <style:style style:name="WW_5f_CharLFO3LVL8_5f_text" style:display-name="WW_CharLFO3LVL8_text" style:family="text">
      <style:text-properties style:font-name="OpenSymbol"/>
    </style:style>
    <style:style style:name="WW_5f_CharLFO4LVL6_5f_text" style:display-name="WW_CharLFO4LVL6_text" style:family="text">
      <style:text-properties style:font-name="OpenSymbol"/>
    </style:style>
    <style:style style:name="WW_5f_CharLFO5LVL4_5f_text" style:display-name="WW_CharLFO5LVL4_text" style:family="text">
      <style:text-properties style:font-name="OpenSymbol"/>
    </style:style>
    <style:style style:name="WW_5f_CharLFO6LVL2_5f_text" style:display-name="WW_CharLFO6LVL2_text" style:family="text">
      <style:text-properties style:font-name="OpenSymbol"/>
    </style:style>
    <style:style style:name="WW_5f_CharLFO3LVL9_5f_text" style:display-name="WW_CharLFO3LVL9_text" style:family="text">
      <style:text-properties style:font-name="OpenSymbol"/>
    </style:style>
    <style:style style:name="WW_5f_CharLFO4LVL7_5f_text" style:display-name="WW_CharLFO4LVL7_text" style:family="text">
      <style:text-properties style:font-name="OpenSymbol"/>
    </style:style>
    <style:style style:name="WW_5f_CharLFO5LVL5_5f_text" style:display-name="WW_CharLFO5LVL5_text" style:family="text">
      <style:text-properties style:font-name="OpenSymbol"/>
    </style:style>
    <style:style style:name="WW_5f_CharLFO6LVL3_5f_text" style:display-name="WW_CharLFO6LVL3_text" style:family="text">
      <style:text-properties style:font-name="OpenSymbol"/>
    </style:style>
    <style:style style:name="WW_5f_CharLFO7LVL1_5f_text" style:display-name="WW_CharLFO7LVL1_text" style:family="text">
      <style:text-properties style:font-name="OpenSymbol"/>
    </style:style>
    <style:style style:name="WW_5f_CharLFO4LVL8_5f_text" style:display-name="WW_CharLFO4LVL8_text" style:family="text">
      <style:text-properties style:font-name="OpenSymbol"/>
    </style:style>
    <style:style style:name="WW_5f_CharLFO5LVL6_5f_text" style:display-name="WW_CharLFO5LVL6_text" style:family="text">
      <style:text-properties style:font-name="OpenSymbol"/>
    </style:style>
    <style:style style:name="WW_5f_CharLFO6LVL4_5f_text" style:display-name="WW_CharLFO6LVL4_text" style:family="text">
      <style:text-properties style:font-name="OpenSymbol"/>
    </style:style>
    <style:style style:name="WW_5f_CharLFO7LVL2_5f_text" style:display-name="WW_CharLFO7LVL2_text" style:family="text">
      <style:text-properties style:font-name="OpenSymbol"/>
    </style:style>
    <style:style style:name="WW_5f_CharLFO4LVL9_5f_text" style:display-name="WW_CharLFO4LVL9_text" style:family="text">
      <style:text-properties style:font-name="OpenSymbol"/>
    </style:style>
    <style:style style:name="WW_5f_CharLFO5LVL7_5f_text" style:display-name="WW_CharLFO5LVL7_text" style:family="text">
      <style:text-properties style:font-name="OpenSymbol"/>
    </style:style>
    <style:style style:name="WW_5f_CharLFO6LVL5_5f_text" style:display-name="WW_CharLFO6LVL5_text" style:family="text">
      <style:text-properties style:font-name="OpenSymbol"/>
    </style:style>
    <style:style style:name="WW_5f_CharLFO7LVL3_5f_text" style:display-name="WW_CharLFO7LVL3_text" style:family="text">
      <style:text-properties style:font-name="OpenSymbol"/>
    </style:style>
    <style:style style:name="WW_5f_CharLFO8LVL1_5f_text" style:display-name="WW_CharLFO8LVL1_text" style:family="text">
      <style:text-properties style:font-name="OpenSymbol"/>
    </style:style>
    <style:style style:name="WW_5f_CharLFO5LVL8_5f_text" style:display-name="WW_CharLFO5LVL8_text" style:family="text">
      <style:text-properties style:font-name="OpenSymbol"/>
    </style:style>
    <style:style style:name="WW_5f_CharLFO6LVL6_5f_text" style:display-name="WW_CharLFO6LVL6_text" style:family="text">
      <style:text-properties style:font-name="OpenSymbol"/>
    </style:style>
    <style:style style:name="WW_5f_CharLFO7LVL4_5f_text" style:display-name="WW_CharLFO7LVL4_text" style:family="text">
      <style:text-properties style:font-name="OpenSymbol"/>
    </style:style>
    <style:style style:name="WW_5f_CharLFO8LVL2_5f_text" style:display-name="WW_CharLFO8LVL2_text" style:family="text">
      <style:text-properties style:font-name="OpenSymbol"/>
    </style:style>
    <style:style style:name="WW_5f_CharLFO5LVL9_5f_text" style:display-name="WW_CharLFO5LVL9_text" style:family="text">
      <style:text-properties style:font-name="OpenSymbol"/>
    </style:style>
    <style:style style:name="WW_5f_CharLFO6LVL7_5f_text" style:display-name="WW_CharLFO6LVL7_text" style:family="text">
      <style:text-properties style:font-name="OpenSymbol"/>
    </style:style>
    <style:style style:name="WW_5f_CharLFO7LVL5_5f_text" style:display-name="WW_CharLFO7LVL5_text" style:family="text">
      <style:text-properties style:font-name="OpenSymbol"/>
    </style:style>
    <style:style style:name="WW_5f_CharLFO8LVL3_5f_text" style:display-name="WW_CharLFO8LVL3_text" style:family="text">
      <style:text-properties style:font-name="OpenSymbol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WW_5f_CharLFO6LVL8_5f_text" style:display-name="WW_CharLFO6LVL8_text" style:family="text">
      <style:text-properties style:font-name="OpenSymbol"/>
    </style:style>
    <style:style style:name="WW_5f_CharLFO7LVL6_5f_text" style:display-name="WW_CharLFO7LVL6_text" style:family="text">
      <style:text-properties style:font-name="OpenSymbol"/>
    </style:style>
    <style:style style:name="WW_5f_CharLFO8LVL4_5f_text" style:display-name="WW_CharLFO8LVL4_text" style:family="text">
      <style:text-properties style:font-name="OpenSymbol"/>
    </style:style>
    <style:style style:name="WW_5f_CharLFO6LVL9_5f_text" style:display-name="WW_CharLFO6LVL9_text" style:family="text">
      <style:text-properties style:font-name="OpenSymbol"/>
    </style:style>
    <style:style style:name="WW_5f_CharLFO7LVL7_5f_text" style:display-name="WW_CharLFO7LVL7_text" style:family="text">
      <style:text-properties style:font-name="OpenSymbol"/>
    </style:style>
    <style:style style:name="WW_5f_CharLFO8LVL5_5f_text" style:display-name="WW_CharLFO8LVL5_text" style:family="text">
      <style:text-properties style:font-name="OpenSymbol"/>
    </style:style>
    <style:style style:name="WW_5f_CharLFO7LVL8_5f_text" style:display-name="WW_CharLFO7LVL8_text" style:family="text">
      <style:text-properties style:font-name="OpenSymbol"/>
    </style:style>
    <style:style style:name="WW_5f_CharLFO8LVL6_5f_text" style:display-name="WW_CharLFO8LVL6_text" style:family="text">
      <style:text-properties style:font-name="OpenSymbol"/>
    </style:style>
    <style:style style:name="WW_5f_CharLFO7LVL9_5f_text" style:display-name="WW_CharLFO7LVL9_text" style:family="text">
      <style:text-properties style:font-name="OpenSymbol"/>
    </style:style>
    <style:style style:name="Bullet_20_Symbols_5f_text" style:display-name="Bullet Symbols_text" style:family="text">
      <style:text-properties style:font-name="OpenSymbol"/>
    </style:style>
    <style:style style:name="WW_5f_CharLFO8LVL8_5f_text" style:display-name="WW_CharLFO8LVL8_text" style:family="text">
      <style:text-properties style:font-name="OpenSymbol"/>
    </style:style>
    <style:style style:name="WW_5f_CharLFO8LVL9_5f_text" style:display-name="WW_CharLFO8LVL9_text" style:family="text">
      <style:text-properties style:font-name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10-03-18T14:43:00Z</meta:creation-date>
    <dc:date>2011-04-15T11:44:01</dc:date>
    <meta:editing-duration>PT4H31M46S</meta:editing-duration>
    <meta:editing-cycles>51</meta:editing-cycles>
    <meta:document-statistic meta:table-count="0" meta:image-count="0" meta:object-count="0" meta:page-count="2" meta:paragraph-count="44" meta:word-count="417" meta:character-count="2623"/>
  </office:meta>
</office:document-meta>
</file>